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style:font-name="Courier New"/>
    </style:style>
    <style:style style:name="P2" style:family="paragraph" style:parent-style-name="Text_20_body">
      <style:text-properties style:font-name="Courier New" officeooo:rsid="001016ee" officeooo:paragraph-rsid="001016ee"/>
    </style:style>
    <style:style style:name="P3" style:family="paragraph" style:parent-style-name="Text_20_body">
      <style:text-properties style:font-name="Courier New" officeooo:rsid="001016ee" officeooo:paragraph-rsid="00178edc"/>
    </style:style>
    <style:style style:name="P4" style:family="paragraph" style:parent-style-name="Text_20_body">
      <style:text-properties style:font-name="Courier New" officeooo:rsid="001016ee" officeooo:paragraph-rsid="0017d2d5"/>
    </style:style>
    <style:style style:name="P5" style:family="paragraph" style:parent-style-name="Text_20_body">
      <style:text-properties style:font-name="Courier New" officeooo:rsid="001016ee" officeooo:paragraph-rsid="001a53f8"/>
    </style:style>
    <style:style style:name="P6" style:family="paragraph" style:parent-style-name="Text_20_body">
      <style:text-properties style:font-name="Courier New" officeooo:rsid="001016ee" officeooo:paragraph-rsid="0011fe43"/>
    </style:style>
    <style:style style:name="P7" style:family="paragraph" style:parent-style-name="Text_20_body">
      <style:text-properties style:font-name="Courier New" fo:font-size="15pt" officeooo:rsid="0011fe43" officeooo:paragraph-rsid="0011fe43" style:font-size-asian="13.1000003814697pt" style:font-size-complex="15pt"/>
    </style:style>
    <style:style style:name="P8" style:family="paragraph" style:parent-style-name="Text_20_body">
      <style:text-properties style:font-name="Courier New" fo:font-size="15pt" officeooo:rsid="0011fe43" officeooo:paragraph-rsid="00178edc" style:font-size-asian="13.1000003814697pt" style:font-size-complex="15pt"/>
    </style:style>
    <style:style style:name="P9" style:family="paragraph" style:parent-style-name="Text_20_body">
      <style:text-properties style:font-name="Courier New" fo:font-size="15pt" officeooo:rsid="0011fe43" officeooo:paragraph-rsid="0017d2d5" style:font-size-asian="13.1000003814697pt" style:font-size-complex="15pt"/>
    </style:style>
    <style:style style:name="P10" style:family="paragraph" style:parent-style-name="Text_20_body">
      <style:text-properties style:font-name="Courier New" fo:font-size="15pt" officeooo:rsid="0011fe43" officeooo:paragraph-rsid="0018c8ed" style:font-size-asian="13.1000003814697pt" style:font-size-complex="15pt"/>
    </style:style>
    <style:style style:name="P11" style:family="paragraph" style:parent-style-name="Text_20_body">
      <style:text-properties style:font-name="Courier New" fo:font-size="15pt" officeooo:rsid="0011fe43" officeooo:paragraph-rsid="001a53f8" style:font-size-asian="13.1000003814697pt" style:font-size-complex="15pt"/>
    </style:style>
    <style:style style:name="P12" style:family="paragraph" style:parent-style-name="Text_20_body">
      <style:text-properties style:font-name="Courier New" fo:font-size="15pt" officeooo:rsid="0013d644" officeooo:paragraph-rsid="0013d644" style:font-size-asian="13.1000003814697pt" style:font-size-complex="15pt"/>
    </style:style>
    <style:style style:name="P13" style:family="paragraph" style:parent-style-name="Text_20_body">
      <style:text-properties style:font-name="Courier New" fo:font-size="15pt" officeooo:rsid="0013d644" officeooo:paragraph-rsid="00178edc" style:font-size-asian="13.1000003814697pt" style:font-size-complex="15pt"/>
    </style:style>
    <style:style style:name="P14" style:family="paragraph" style:parent-style-name="Text_20_body">
      <style:text-properties style:font-name="Courier New" fo:font-size="15pt" officeooo:rsid="0013d644" officeooo:paragraph-rsid="0017d2d5" style:font-size-asian="13.1000003814697pt" style:font-size-complex="15pt"/>
    </style:style>
    <style:style style:name="P15" style:family="paragraph" style:parent-style-name="Text_20_body">
      <style:text-properties style:font-name="Courier New" fo:font-size="15pt" officeooo:rsid="0013d644" officeooo:paragraph-rsid="001a53f8" style:font-size-asian="13.1000003814697pt" style:font-size-complex="15pt"/>
    </style:style>
    <style:style style:name="P16" style:family="paragraph" style:parent-style-name="Text_20_body">
      <style:text-properties style:font-name="Courier New" fo:font-size="15pt" officeooo:rsid="00157cd3" officeooo:paragraph-rsid="00157cd3" style:font-size-asian="13.1000003814697pt" style:font-size-complex="15pt"/>
    </style:style>
    <style:style style:name="P17" style:family="paragraph" style:parent-style-name="Text_20_body">
      <style:text-properties style:font-name="Courier New" fo:font-size="15pt" officeooo:rsid="00157cd3" officeooo:paragraph-rsid="00178edc" style:font-size-asian="13.1000003814697pt" style:font-size-complex="15pt"/>
    </style:style>
    <style:style style:name="P18" style:family="paragraph" style:parent-style-name="Text_20_body">
      <style:text-properties style:font-name="Courier New" fo:font-size="15pt" officeooo:rsid="00157cd3" officeooo:paragraph-rsid="0017d2d5" style:font-size-asian="13.1000003814697pt" style:font-size-complex="15pt"/>
    </style:style>
    <style:style style:name="P19" style:family="paragraph" style:parent-style-name="Text_20_body">
      <style:text-properties style:font-name="Courier New" fo:font-size="15pt" officeooo:rsid="00157cd3" officeooo:paragraph-rsid="001a53f8" style:font-size-asian="13.1000003814697pt" style:font-size-complex="15pt"/>
    </style:style>
    <style:style style:name="P20" style:family="paragraph" style:parent-style-name="Text_20_body">
      <style:text-properties style:font-name="Courier New" fo:font-size="15pt" officeooo:rsid="00175b93" officeooo:paragraph-rsid="00175b93" style:font-size-asian="13.1000003814697pt" style:font-size-complex="15pt"/>
    </style:style>
    <style:style style:name="P21" style:family="paragraph" style:parent-style-name="Text_20_body">
      <style:text-properties style:font-name="Courier New" fo:font-size="15pt" officeooo:rsid="00175b93" officeooo:paragraph-rsid="00178edc" style:font-size-asian="13.1000003814697pt" style:font-size-complex="15pt"/>
    </style:style>
    <style:style style:name="P22" style:family="paragraph" style:parent-style-name="Text_20_body">
      <style:text-properties style:font-name="Courier New" fo:font-size="15pt" officeooo:rsid="00175b93" officeooo:paragraph-rsid="0017d2d5" style:font-size-asian="13.1000003814697pt" style:font-size-complex="15pt"/>
    </style:style>
    <style:style style:name="P23" style:family="paragraph" style:parent-style-name="Text_20_body">
      <style:text-properties style:font-name="Courier New" fo:font-size="15pt" officeooo:rsid="00175b93" officeooo:paragraph-rsid="001a53f8" style:font-size-asian="13.1000003814697pt" style:font-size-complex="15pt"/>
    </style:style>
    <style:style style:name="P24" style:family="paragraph" style:parent-style-name="Text_20_body">
      <style:text-properties style:font-name="Courier New" fo:font-size="15pt" officeooo:rsid="00178edc" officeooo:paragraph-rsid="00178edc" style:font-size-asian="13.1000003814697pt" style:font-size-complex="15pt"/>
    </style:style>
    <style:style style:name="P25" style:family="paragraph" style:parent-style-name="Text_20_body">
      <style:text-properties style:font-name="Courier New" fo:font-size="15pt" officeooo:rsid="00178edc" officeooo:paragraph-rsid="0017d2d5" style:font-size-asian="13.1000003814697pt" style:font-size-complex="15pt"/>
    </style:style>
    <style:style style:name="P26" style:family="paragraph" style:parent-style-name="Text_20_body">
      <style:text-properties style:font-name="Courier New" fo:font-size="15pt" officeooo:rsid="00178edc" officeooo:paragraph-rsid="001a53f8" style:font-size-asian="13.1000003814697pt" style:font-size-complex="15pt"/>
    </style:style>
    <style:style style:name="P27" style:family="paragraph" style:parent-style-name="Text_20_body">
      <style:text-properties style:font-name="Courier New" fo:font-size="15pt" officeooo:rsid="00178edc" officeooo:paragraph-rsid="00178edc" style:font-size-asian="15pt" style:font-size-complex="15pt"/>
    </style:style>
    <style:style style:name="P28" style:family="paragraph" style:parent-style-name="Text_20_body">
      <style:text-properties style:font-name="Courier New" fo:font-size="15pt" officeooo:rsid="00178edc" officeooo:paragraph-rsid="0017d2d5" style:font-size-asian="15pt" style:font-size-complex="15pt"/>
    </style:style>
    <style:style style:name="P29" style:family="paragraph" style:parent-style-name="Text_20_body">
      <style:text-properties style:font-name="Courier New" fo:font-size="15pt" officeooo:rsid="00178edc" officeooo:paragraph-rsid="001a53f8" style:font-size-asian="15pt" style:font-size-complex="15pt"/>
    </style:style>
    <style:style style:name="P30" style:family="paragraph" style:parent-style-name="Text_20_body">
      <style:text-properties style:font-name="Courier New" fo:font-size="15pt" fo:font-weight="normal" officeooo:rsid="0003bcdc" officeooo:paragraph-rsid="00178edc" style:font-size-asian="15pt" style:font-weight-asian="normal" style:font-size-complex="15pt" style:font-weight-complex="normal"/>
    </style:style>
    <style:style style:name="P31" style:family="paragraph" style:parent-style-name="Text_20_body">
      <style:text-properties style:font-name="Courier New" fo:font-size="15pt" fo:font-weight="normal" officeooo:rsid="0003bcdc" officeooo:paragraph-rsid="0017d2d5" style:font-size-asian="15pt" style:font-weight-asian="normal" style:font-size-complex="15pt" style:font-weight-complex="normal"/>
    </style:style>
    <style:style style:name="P32" style:family="paragraph" style:parent-style-name="Text_20_body">
      <style:text-properties style:font-name="Courier New" fo:font-size="15pt" fo:font-weight="normal" officeooo:rsid="0003bcdc" officeooo:paragraph-rsid="001a53f8" style:font-size-asian="15pt" style:font-weight-asian="normal" style:font-size-complex="15pt" style:font-weight-complex="normal"/>
    </style:style>
    <style:style style:name="P33" style:family="paragraph" style:parent-style-name="Text_20_body">
      <style:text-properties style:font-name="Courier New" fo:font-size="15pt" fo:font-weight="bold" officeooo:rsid="001c2749" officeooo:paragraph-rsid="0011fe43" style:font-size-asian="15pt" style:font-weight-asian="bold" style:font-size-complex="15pt" style:font-weight-complex="bold"/>
    </style:style>
    <style:style style:name="P34" style:family="paragraph" style:parent-style-name="Text_20_body">
      <style:text-properties style:font-name="Courier New" fo:font-size="15pt" style:text-underline-style="none" fo:font-weight="normal" officeooo:rsid="0011fe43" officeooo:paragraph-rsid="0011fe43" style:font-size-asian="13.1000003814697pt" style:font-weight-asian="normal" style:font-size-complex="15pt" style:font-weight-complex="normal"/>
    </style:style>
    <style:style style:name="P35" style:family="paragraph" style:parent-style-name="Text_20_body">
      <style:text-properties style:font-name="Courier New" fo:font-size="15pt" style:text-underline-style="none" fo:font-weight="normal" officeooo:rsid="0011fe43" officeooo:paragraph-rsid="00178edc" style:font-size-asian="13.1000003814697pt" style:font-weight-asian="normal" style:font-size-complex="15pt" style:font-weight-complex="normal"/>
    </style:style>
    <style:style style:name="P36" style:family="paragraph" style:parent-style-name="Text_20_body">
      <style:text-properties style:font-name="Courier New" fo:font-size="15pt" style:text-underline-style="none" fo:font-weight="normal" officeooo:rsid="0011fe43" officeooo:paragraph-rsid="0017d2d5" style:font-size-asian="13.1000003814697pt" style:font-weight-asian="normal" style:font-size-complex="15pt" style:font-weight-complex="normal"/>
    </style:style>
    <style:style style:name="P37" style:family="paragraph" style:parent-style-name="Text_20_body">
      <style:text-properties style:font-name="Courier New" fo:font-size="15pt" style:text-underline-style="none" fo:font-weight="normal" officeooo:rsid="0011fe43" officeooo:paragraph-rsid="001a53f8" style:font-size-asian="13.1000003814697pt" style:font-weight-asian="normal" style:font-size-complex="15pt" style:font-weight-complex="normal"/>
    </style:style>
    <style:style style:name="P38" style:family="paragraph" style:parent-style-name="Text_20_body">
      <style:text-properties style:font-name="Courier New" fo:font-size="15pt" style:text-underline-style="none" fo:font-weight="normal" officeooo:rsid="0013d644" officeooo:paragraph-rsid="0013d644" style:font-size-asian="13.1000003814697pt" style:font-weight-asian="normal" style:font-size-complex="15pt" style:font-weight-complex="normal"/>
    </style:style>
    <style:style style:name="P39" style:family="paragraph" style:parent-style-name="Text_20_body">
      <style:text-properties style:font-name="Courier New" fo:font-size="15pt" style:text-underline-style="none" fo:font-weight="normal" officeooo:rsid="0013d644" officeooo:paragraph-rsid="00178edc" style:font-size-asian="13.1000003814697pt" style:font-weight-asian="normal" style:font-size-complex="15pt" style:font-weight-complex="normal"/>
    </style:style>
    <style:style style:name="P40" style:family="paragraph" style:parent-style-name="Text_20_body">
      <style:text-properties style:font-name="Courier New" fo:font-size="15pt" style:text-underline-style="none" fo:font-weight="normal" officeooo:rsid="0013d644" officeooo:paragraph-rsid="0017d2d5" style:font-size-asian="13.1000003814697pt" style:font-weight-asian="normal" style:font-size-complex="15pt" style:font-weight-complex="normal"/>
    </style:style>
    <style:style style:name="P41" style:family="paragraph" style:parent-style-name="Text_20_body">
      <style:text-properties style:font-name="Courier New" fo:font-size="15pt" style:text-underline-style="none" fo:font-weight="normal" officeooo:rsid="0013d644" officeooo:paragraph-rsid="001a53f8" style:font-size-asian="13.1000003814697pt" style:font-weight-asian="normal" style:font-size-complex="15pt" style:font-weight-complex="normal"/>
    </style:style>
    <style:style style:name="P42" style:family="paragraph" style:parent-style-name="Text_20_body">
      <style:text-properties style:font-name="Courier New" fo:font-size="15pt" style:text-underline-style="none" fo:font-weight="normal" officeooo:rsid="0016a53f" officeooo:paragraph-rsid="00157cd3" style:font-size-asian="13.1000003814697pt" style:font-weight-asian="normal" style:font-size-complex="15pt" style:font-weight-complex="normal"/>
    </style:style>
    <style:style style:name="P43" style:family="paragraph" style:parent-style-name="Text_20_body">
      <style:text-properties style:font-name="Courier New" fo:font-size="15pt" style:text-underline-style="none" fo:font-weight="normal" officeooo:rsid="0016a53f" officeooo:paragraph-rsid="00178edc" style:font-size-asian="13.1000003814697pt" style:font-weight-asian="normal" style:font-size-complex="15pt" style:font-weight-complex="normal"/>
    </style:style>
    <style:style style:name="P44" style:family="paragraph" style:parent-style-name="Text_20_body">
      <style:text-properties style:font-name="Courier New" fo:font-size="15pt" style:text-underline-style="none" fo:font-weight="normal" officeooo:rsid="0016a53f" officeooo:paragraph-rsid="0018c8ed" style:font-size-asian="13.1000003814697pt" style:font-weight-asian="normal" style:font-size-complex="15pt" style:font-weight-complex="normal"/>
    </style:style>
    <style:style style:name="P45" style:family="paragraph" style:parent-style-name="Text_20_body">
      <style:text-properties style:font-name="Courier New" fo:font-size="15pt" style:text-underline-style="none" fo:font-weight="normal" officeooo:rsid="0016a53f" officeooo:paragraph-rsid="0017d2d5" style:font-size-asian="13.1000003814697pt" style:font-weight-asian="normal" style:font-size-complex="15pt" style:font-weight-complex="normal"/>
    </style:style>
    <style:style style:name="P46" style:family="paragraph" style:parent-style-name="Text_20_body">
      <style:text-properties style:font-name="Courier New" fo:font-size="15pt" style:text-underline-style="none" fo:font-weight="normal" officeooo:rsid="0016a53f" officeooo:paragraph-rsid="001a53f8" style:font-size-asian="13.1000003814697pt" style:font-weight-asian="normal" style:font-size-complex="15pt" style:font-weight-complex="normal"/>
    </style:style>
    <style:style style:name="P47" style:family="paragraph" style:parent-style-name="Text_20_body">
      <style:text-properties style:font-name="Courier New" fo:font-size="15pt" style:text-underline-style="none" fo:font-weight="normal" officeooo:rsid="00178edc" officeooo:paragraph-rsid="00178edc" style:font-size-asian="13.1000003814697pt" style:font-weight-asian="normal" style:font-size-complex="15pt" style:font-weight-complex="normal"/>
    </style:style>
    <style:style style:name="P48" style:family="paragraph" style:parent-style-name="Text_20_body">
      <style:text-properties style:font-name="Courier New" fo:font-size="15pt" style:text-underline-style="none" fo:font-weight="normal" officeooo:rsid="00178edc" officeooo:paragraph-rsid="0017d2d5" style:font-size-asian="13.1000003814697pt" style:font-weight-asian="normal" style:font-size-complex="15pt" style:font-weight-complex="normal"/>
    </style:style>
    <style:style style:name="P49" style:family="paragraph" style:parent-style-name="Text_20_body">
      <style:text-properties style:font-name="Courier New" fo:font-size="15pt" style:text-underline-style="none" fo:font-weight="normal" officeooo:rsid="00178edc" officeooo:paragraph-rsid="001a53f8" style:font-size-asian="13.1000003814697pt" style:font-weight-asian="normal" style:font-size-complex="15pt" style:font-weight-complex="normal"/>
    </style:style>
    <style:style style:name="P50" style:family="paragraph" style:parent-style-name="Standard">
      <style:text-properties fo:font-size="15pt" fo:font-weight="bold" officeooo:rsid="001c2749" officeooo:paragraph-rsid="0017d2d5" style:font-size-asian="15pt" style:font-weight-asian="bold" style:font-size-complex="15pt" style:font-weight-complex="bold"/>
    </style:style>
    <style:style style:name="P51" style:family="paragraph" style:parent-style-name="Standard">
      <style:text-properties fo:font-size="15pt" style:text-underline-style="none" fo:font-weight="bold" officeooo:rsid="001c2749" officeooo:paragraph-rsid="00178edc" style:font-size-asian="15pt" style:font-weight-asian="bold" style:font-size-complex="15pt" style:font-weight-complex="bold"/>
    </style:style>
    <style:style style:name="P52" style:family="paragraph" style:parent-style-name="Standard">
      <style:text-properties fo:font-size="15pt" style:text-underline-style="none" fo:font-weight="bold" officeooo:rsid="001c2749" officeooo:paragraph-rsid="0017d2d5" style:font-size-asian="15pt" style:font-weight-asian="bold" style:font-size-complex="15pt" style:font-weight-complex="bold"/>
    </style:style>
    <style:style style:name="P53" style:family="paragraph" style:parent-style-name="Standard">
      <style:text-properties fo:font-size="15pt" style:text-underline-style="none" fo:font-weight="bold" officeooo:rsid="001c2749" officeooo:paragraph-rsid="001a53f8" style:font-size-asian="15pt" style:font-weight-asian="bold" style:font-size-complex="15pt" style:font-weight-complex="bold"/>
    </style:style>
    <style:style style:name="P54" style:family="paragraph" style:parent-style-name="Standard">
      <style:text-properties fo:font-size="15pt" style:text-underline-style="none" fo:font-weight="bold" officeooo:rsid="001c2749" officeooo:paragraph-rsid="00178edc" style:font-size-asian="15pt" style:font-weight-asian="bold" style:font-size-complex="15pt" style:font-weight-complex="bold"/>
    </style:style>
    <style:style style:name="P55" style:family="paragraph" style:parent-style-name="Standard">
      <style:text-properties fo:font-size="15pt" style:text-underline-style="none" fo:font-weight="bold" officeooo:rsid="001c2749" officeooo:paragraph-rsid="001a53f8" style:font-size-asian="15pt" style:font-weight-asian="bold" style:font-size-complex="15pt" style:font-weight-complex="bold"/>
    </style:style>
    <style:style style:name="T1" style:family="text">
      <style:text-properties fo:font-size="15pt" fo:font-weight="bold" officeooo:rsid="001c2749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225d03" style:font-size-asian="15pt" style:font-weight-asian="bold" style:font-size-complex="15pt" style:font-weight-complex="bold"/>
    </style:style>
    <style:style style:name="T3" style:family="text">
      <style:text-properties fo:font-size="15pt" style:text-underline-style="none" fo:font-weight="normal" officeooo:rsid="00030d3f" style:font-size-asian="15pt" style:font-weight-asian="normal" style:font-size-complex="15pt" style:font-weight-complex="normal"/>
    </style:style>
    <style:style style:name="T4" style:family="text">
      <style:text-properties fo:font-size="15pt" style:text-underline-style="none" fo:font-weight="normal" officeooo:rsid="001c2749" style:font-size-asian="15pt" style:font-weight-asian="normal" style:font-size-complex="15pt" style:font-weight-complex="normal"/>
    </style:style>
    <style:style style:name="T5" style:family="text">
      <style:text-properties fo:font-size="15pt" style:text-underline-style="none" fo:font-weight="normal" officeooo:rsid="00178edc" style:font-size-asian="15pt" style:font-weight-asian="normal" style:font-size-complex="15pt" style:font-weight-complex="normal"/>
    </style:style>
    <style:style style:name="T6" style:family="text">
      <style:text-properties fo:font-size="15pt" style:text-underline-style="none" fo:font-weight="normal" officeooo:rsid="0004c027" style:font-size-asian="15pt" style:font-weight-asian="normal" style:font-size-complex="15pt" style:font-weight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6a53f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1c2749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1b3463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16a53f" style:font-weight-asian="normal" style:font-weight-complex="normal"/>
    </style:style>
    <style:style style:name="T15" style:family="text">
      <style:text-properties style:text-underline-style="none" fo:font-weight="normal" officeooo:rsid="00178edc" style:font-weight-asian="normal" style:font-weight-complex="normal"/>
    </style:style>
    <style:style style:name="T16" style:family="text">
      <style:text-properties style:text-underline-style="none" fo:font-weight="normal" officeooo:rsid="0017d2d5" style:font-weight-asian="normal" style:font-weight-complex="normal"/>
    </style:style>
    <style:style style:name="T17" style:family="text">
      <style:text-properties style:text-underline-style="none" fo:font-weight="normal" officeooo:rsid="0018c8ed" style:font-weight-asian="normal" style:font-weight-complex="normal"/>
    </style:style>
    <style:style style:name="T18" style:family="text">
      <style:text-properties style:text-underline-style="none" officeooo:rsid="00030d3f"/>
    </style:style>
    <style:style style:name="T19" style:family="text">
      <style:text-properties style:text-underline-style="none" officeooo:rsid="001c2749"/>
    </style:style>
    <style:style style:name="T20" style:family="text">
      <style:text-properties style:text-underline-style="none" officeooo:rsid="000589b6"/>
    </style:style>
    <style:style style:name="T21" style:family="text">
      <style:text-properties style:text-underline-style="none" officeooo:rsid="00178edc"/>
    </style:style>
    <style:style style:name="T22" style:family="text">
      <style:text-properties style:text-underline-style="none" officeooo:rsid="001f12b1"/>
    </style:style>
    <style:style style:name="T23" style:family="text">
      <style:text-properties style:text-underline-style="none" officeooo:rsid="001a53f8"/>
    </style:style>
    <style:style style:name="T24" style:family="text">
      <style:text-properties style:text-underline-style="none" officeooo:rsid="001b3463"/>
    </style:style>
    <style:style style:name="T25" style:family="text">
      <style:text-properties style:text-underline-style="long-dash" style:text-underline-width="auto" style:text-underline-color="font-color" fo:font-weight="normal" officeooo:rsid="0017d2d5" style:font-weight-asian="normal" style:font-weight-complex="normal"/>
    </style:style>
    <style:style style:name="T26" style:family="text">
      <style:text-properties style:text-underline-style="long-dash" style:text-underline-width="auto" style:text-underline-color="font-color" officeooo:rsid="001c2749"/>
    </style:style>
    <style:style style:name="T27" style:family="text">
      <style:text-properties style:text-underline-style="long-dash" style:text-underline-width="auto" style:text-underline-color="font-color" officeooo:rsid="001b34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 4.12</text:h>
      <text:p text:style-name="P2"/>
      <text:p text:style-name="P6"><text:span text:style-name="T1">1. Regla de transformación de </text:span><text:span text:style-name="T2">e</text:span><text:span text:style-name="T1">ntidades y atributos.</text:span></text:p>
      <text:p text:style-name="P33"/>
      <text:p text:style-name="P7">Productos (<text:span text:style-name="T7">#id,</text:span><text:span text:style-name="T13"> precio, descripcion, categoria)</text:span></text:p>
      <text:p text:style-name="P34"/>
      <text:p text:style-name="P7"><text:span text:style-name="T13">Pedidos (</text:span><text:span text:style-name="T7">#id</text:span><text:span text:style-name="T13">)</text:span></text:p>
      <text:p text:style-name="P34"/>
      <text:p text:style-name="P12"><text:span text:style-name="T13">Motos (</text:span><text:span text:style-name="T7">#id</text:span><text:span text:style-name="T13">, antigüedad, modelo, marca, cilindrada, </text:span><text:span text:style-name="T11">matricula</text:span><text:span text:style-name="T13">)</text:span></text:p>
      <text:p text:style-name="P38"/>
      <text:p text:style-name="P12"><text:span text:style-name="T13">Clientes (</text:span><text:span text:style-name="T7">#id</text:span><text:span text:style-name="T13">, nombre, apellidos, </text:span><text:span text:style-name="T11">tel</text:span><text:span text:style-name="T13">)</text:span></text:p>
      <text:p text:style-name="P38"/>
      <text:p text:style-name="P16"><text:span text:style-name="T13">Direccion</text:span><text:span text:style-name="T15">es</text:span><text:span text:style-name="T13">_envioclientes (</text:span><text:span text:style-name="T8">#id_cliente,</text:span><text:span text:style-name="T14"> </text:span><text:span text:style-name="T8">direccion_envio</text:span><text:span text:style-name="T14">)</text:span></text:p>
      <text:p text:style-name="P42"><text:s text:c="7"/>id_cliente → Clientes(MC,BC)</text:p>
      <text:p text:style-name="P20"><text:span text:style-name="T14">R</text:span><text:span text:style-name="T13">epartidores (</text:span><text:span text:style-name="T7">#id</text:span><text:span text:style-name="T13">, nombre, apellidos, </text:span><text:span text:style-name="T11">dni</text:span><text:span text:style-name="T13">, email, edad-d, fecha_nac)</text:span></text:p>
      <text:p text:style-name="P24"><text:span text:style-name="T13">Telefonos_repartidores (</text:span><text:span text:style-name="T7">#id_repartidor</text:span><text:span text:style-name="T13">, </text:span><text:span text:style-name="T7">#telefono</text:span><text:span text:style-name="T13">)</text:span></text:p>
      <text:p text:style-name="P47"><text:s text:c="7"/>id_repartidor → Repartidores</text:p>
      <text:p text:style-name="P42"><text:s text:c="8"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>2. Regla M:N.</text:p>
      <text:p text:style-name="P34"/>
      <text:p text:style-name="P8">Productos (<text:span text:style-name="T7">#id,</text:span><text:span text:style-name="T13"> precio, descripcion, categoria)</text:span></text:p>
      <text:p text:style-name="P35"/>
      <text:p text:style-name="P8"><text:span text:style-name="T13">Pedidos (</text:span><text:span text:style-name="T7">#id</text:span><text:span text:style-name="T13">)</text:span></text:p>
      <text:p text:style-name="P35"/>
      <text:p text:style-name="P13"><text:span text:style-name="T13">Motos (</text:span><text:span text:style-name="T7">#id</text:span><text:span text:style-name="T13">, antigüedad, modelo, marca, cilindrada, </text:span><text:span text:style-name="T11">matricula</text:span><text:span text:style-name="T13">)</text:span></text:p>
      <text:p text:style-name="P39"/>
      <text:p text:style-name="P13"><text:span text:style-name="T13">Clientes (</text:span><text:span text:style-name="T7">#id</text:span><text:span text:style-name="T13">, nombre, apellidos, </text:span><text:span text:style-name="T11">tel</text:span><text:span text:style-name="T13">)</text:span></text:p>
      <text:p text:style-name="P39"/>
      <text:p text:style-name="P17"><text:span text:style-name="T13">Direccion</text:span><text:span text:style-name="T15">es</text:span><text:span text:style-name="T13">_envioclientes (</text:span><text:span text:style-name="T8">#id_cliente,</text:span><text:span text:style-name="T14"> </text:span><text:span text:style-name="T8">direccion_envio</text:span><text:span text:style-name="T14">)</text:span></text:p>
      <text:p text:style-name="P43"><text:s text:c="7"/>id_cliente → Clientes(MC,BC)</text:p>
      <text:p text:style-name="P21"><text:span text:style-name="T14">R</text:span><text:span text:style-name="T13">epartidores (</text:span><text:span text:style-name="T7">#id</text:span><text:span text:style-name="T13">, nombre, apellidos, </text:span><text:span text:style-name="T11">dni</text:span><text:span text:style-name="T13">, email, edad-d, fecha_nac)</text:span></text:p>
      <text:p text:style-name="P24"><text:span text:style-name="T13">Telefonos_repartidores (</text:span><text:span text:style-name="T7">#id_repartidor</text:span><text:span text:style-name="T13">, </text:span><text:span text:style-name="T7">#telefono</text:span><text:span text:style-name="T13">)</text:span></text:p>
      <text:p text:style-name="P47"><text:s text:c="7"/>id_repartidor → Repartidores</text:p>
      <text:p text:style-name="P43"><text:s text:c="8"/></text:p>
      <text:p text:style-name="P27">Forma (<text:span text:style-name="T7">#id_pedido,</text:span><text:span text:style-name="T13"> </text:span><text:span text:style-name="T7">#id_producto</text:span><text:span text:style-name="T13">, cantidad, precio)</text:span></text:p>
      <text:p text:style-name="P3"><text:s text:c="9"/><text:span text:style-name="T3">i</text:span><text:span text:style-name="T4">d_</text:span><text:span text:style-name="T5">pedido</text:span><text:span text:style-name="T4"> → </text:span><text:span text:style-name="T5">Pedidos</text:span><text:span text:style-name="T4">(</text:span><text:span text:style-name="T3">M</text:span><text:span text:style-name="T4">C,</text:span><text:span text:style-name="T3">B</text:span><text:span text:style-name="T6">R</text:span><text:span text:style-name="T4">) </text:span></text:p>
      <text:p text:style-name="P30"><text:span text:style-name="T19"><text:s text:c="7"/></text:span><text:span text:style-name="T18">i</text:span><text:span text:style-name="T19">d_</text:span><text:span text:style-name="T21">producto</text:span><text:span text:style-name="T19"> → </text:span><text:span text:style-name="T21">Productos</text:span><text:span text:style-name="T19">(</text:span><text:span text:style-name="T18">M</text:span><text:span text:style-name="T19">C,</text:span><text:span text:style-name="T18">B</text:span><text:span text:style-name="T20">R</text:span><text:span text:style-name="T19">) </text:span></text:p>
      <text:p text:style-name="P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0"><text:span text:style-name="T12">3. Regla </text:span><text:span text:style-name="T22">1</text:span><text:span text:style-name="T12">:N</text:span></text:p>
      <text:p text:style-name="P52"/>
      <text:p text:style-name="P9">Productos (<text:span text:style-name="T7">#id,</text:span><text:span text:style-name="T13"> precio, descripcion, categoria)</text:span></text:p>
      <text:p text:style-name="P36"/>
      <text:p text:style-name="P9"><text:span text:style-name="T13">Pedidos (</text:span><text:span text:style-name="T7">#id,</text:span><text:span text:style-name="T13"> </text:span><text:span text:style-name="T25">id_cliente,</text:span><text:span text:style-name="T16"> importe, fecha, hora</text:span><text:span text:style-name="T13">)</text:span></text:p>
      <text:p text:style-name="P10"><text:span text:style-name="T13"><text:s text:c="7"/></text:span><text:span text:style-name="T14">id_cliente → Clientes(MC,B</text:span><text:span text:style-name="T17">N</text:span><text:span text:style-name="T14">)</text:span></text:p>
      <text:p text:style-name="P44"/>
      <text:p text:style-name="P14"><text:span text:style-name="T13">Motos (</text:span><text:span text:style-name="T7">#id</text:span><text:span text:style-name="T13">, antigüedad, modelo, marca, cilindrada, </text:span><text:span text:style-name="T11">matricula</text:span><text:span text:style-name="T13">)</text:span></text:p>
      <text:p text:style-name="P40"/>
      <text:p text:style-name="P14"><text:span text:style-name="T13">Clientes (</text:span><text:span text:style-name="T7">#id</text:span><text:span text:style-name="T13">, nombre, apellidos, </text:span><text:span text:style-name="T11">tel</text:span><text:span text:style-name="T13">)</text:span></text:p>
      <text:p text:style-name="P40"/>
      <text:p text:style-name="P18"><text:span text:style-name="T13">Direccion</text:span><text:span text:style-name="T15">es</text:span><text:span text:style-name="T13">_envioclientes (</text:span><text:span text:style-name="T8">#id_cliente,</text:span><text:span text:style-name="T14"> </text:span><text:span text:style-name="T8">direccion_envio</text:span><text:span text:style-name="T14">)</text:span></text:p>
      <text:p text:style-name="P45"><text:s text:c="7"/>id_cliente → Clientes(MC,BC)</text:p>
      <text:p text:style-name="P45"/>
      <text:p text:style-name="P22"><text:span text:style-name="T14">R</text:span><text:span text:style-name="T13">epartidores (</text:span><text:span text:style-name="T7">#id</text:span><text:span text:style-name="T13">, nombre, apellidos, </text:span><text:span text:style-name="T11">dni</text:span><text:span text:style-name="T13">, email, edad-d, fecha_nac)</text:span></text:p>
      <text:p text:style-name="P25"><text:span text:style-name="T13">Telefonos_repartidores (</text:span><text:span text:style-name="T7">#id_repartidor</text:span><text:span text:style-name="T13">, </text:span><text:span text:style-name="T7">#telefono</text:span><text:span text:style-name="T13">)</text:span></text:p>
      <text:p text:style-name="P48"><text:s text:c="7"/>id_repartidor → Repartidores</text:p>
      <text:p text:style-name="P45"><text:s text:c="8"/></text:p>
      <text:p text:style-name="P28">Forma (<text:span text:style-name="T7">#id_pedido,</text:span><text:span text:style-name="T13"> </text:span><text:span text:style-name="T7">#id_producto</text:span><text:span text:style-name="T13">, cantidad, precio)</text:span></text:p>
      <text:p text:style-name="P4"><text:s text:c="9"/><text:span text:style-name="T3">i</text:span><text:span text:style-name="T4">d_</text:span><text:span text:style-name="T5">pedido</text:span><text:span text:style-name="T4"> → </text:span><text:span text:style-name="T5">Pedidos</text:span><text:span text:style-name="T4">(</text:span><text:span text:style-name="T3">M</text:span><text:span text:style-name="T4">C,</text:span><text:span text:style-name="T3">B</text:span><text:span text:style-name="T6">R</text:span><text:span text:style-name="T4">) </text:span></text:p>
      <text:p text:style-name="P31"><text:span text:style-name="T19"><text:s text:c="7"/></text:span><text:span text:style-name="T18">i</text:span><text:span text:style-name="T19">d_</text:span><text:span text:style-name="T21">producto</text:span><text:span text:style-name="T19"> → </text:span><text:span text:style-name="T21">Productos</text:span><text:span text:style-name="T19">(</text:span><text:span text:style-name="T18">M</text:span><text:span text:style-name="T19">C,</text:span><text:span text:style-name="T18">B</text:span><text:span text:style-name="T20">R</text:span><text:span text:style-name="T19">) </text:span></text:p>
      <text:p text:style-name="P4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3">4. Regla 1:1</text:p>
      <text:p text:style-name="P53"/>
      <text:p text:style-name="P53"/>
      <text:p text:style-name="P11">Productos (<text:span text:style-name="T7">#id,</text:span><text:span text:style-name="T13"> precio, descripcion, categoria)</text:span></text:p>
      <text:p text:style-name="P37"/>
      <text:p text:style-name="P11"><text:span text:style-name="T13">Pedidos (</text:span><text:span text:style-name="T7">#id,</text:span><text:span text:style-name="T13"> </text:span><text:span text:style-name="T25">id_cliente,</text:span><text:span text:style-name="T16"> importe, fecha, hora</text:span><text:span text:style-name="T13">)</text:span></text:p>
      <text:p text:style-name="P11"><text:span text:style-name="T13"><text:s text:c="7"/></text:span><text:span text:style-name="T14">id_cliente → Clientes(MC,B</text:span><text:span text:style-name="T17">N</text:span><text:span text:style-name="T14">)</text:span></text:p>
      <text:p text:style-name="P46"/>
      <text:p text:style-name="P15"><text:span text:style-name="T13">Motos (</text:span><text:span text:style-name="T7">#id</text:span><text:span text:style-name="T13">, antigüedad, modelo, marca, cilindrada, </text:span><text:span text:style-name="T11">matricula</text:span><text:span text:style-name="T13">)</text:span></text:p>
      <text:p text:style-name="P41"/>
      <text:p text:style-name="P15"><text:span text:style-name="T13">Clientes (</text:span><text:span text:style-name="T7">#id</text:span><text:span text:style-name="T13">, nombre, apellidos, </text:span><text:span text:style-name="T11">tel</text:span><text:span text:style-name="T13">)</text:span></text:p>
      <text:p text:style-name="P41"/>
      <text:p text:style-name="P19"><text:span text:style-name="T13">Direccion</text:span><text:span text:style-name="T15">es</text:span><text:span text:style-name="T13">_envioclientes (</text:span><text:span text:style-name="T8">#id_cliente,</text:span><text:span text:style-name="T14"> </text:span><text:span text:style-name="T8">direccion_envio</text:span><text:span text:style-name="T14">)</text:span></text:p>
      <text:p text:style-name="P46"><text:s text:c="7"/>id_cliente → Clientes(MC,BC)</text:p>
      <text:p text:style-name="P46"/>
      <text:p text:style-name="P23"><text:span text:style-name="T14">R</text:span><text:span text:style-name="T13">epartidores (</text:span><text:span text:style-name="T7">#id</text:span><text:span text:style-name="T13">, nombre, apellidos, </text:span><text:span text:style-name="T11">dni</text:span><text:span text:style-name="T13">, email, edad-d, fecha_nac)</text:span></text:p>
      <text:p text:style-name="P26"><text:span text:style-name="T13">Telefonos_repartidores (</text:span><text:span text:style-name="T7">#id_repartidor</text:span><text:span text:style-name="T13">, </text:span><text:span text:style-name="T7">#telefono</text:span><text:span text:style-name="T13">)</text:span></text:p>
      <text:p text:style-name="P49"><text:s text:c="7"/>id_repartidor → Repartidores</text:p>
      <text:p text:style-name="P46"><text:s text:c="8"/></text:p>
      <text:p text:style-name="P29">Forma (<text:span text:style-name="T7">#id_pedido,</text:span><text:span text:style-name="T13"> </text:span><text:span text:style-name="T7">#id_producto</text:span><text:span text:style-name="T13">, cantidad, precio)</text:span></text:p>
      <text:p text:style-name="P5"><text:s text:c="9"/><text:span text:style-name="T3">i</text:span><text:span text:style-name="T4">d_</text:span><text:span text:style-name="T5">pedido</text:span><text:span text:style-name="T4"> → </text:span><text:span text:style-name="T5">Pedidos</text:span><text:span text:style-name="T4">(</text:span><text:span text:style-name="T3">M</text:span><text:span text:style-name="T4">C,</text:span><text:span text:style-name="T3">B</text:span><text:span text:style-name="T6">R</text:span><text:span text:style-name="T4">) </text:span></text:p>
      <text:p text:style-name="P32"><text:span text:style-name="T19"><text:s text:c="7"/></text:span><text:span text:style-name="T18">i</text:span><text:span text:style-name="T19">d_</text:span><text:span text:style-name="T21">producto</text:span><text:span text:style-name="T19"> → </text:span><text:span text:style-name="T21">Productos</text:span><text:span text:style-name="T19">(</text:span><text:span text:style-name="T18">M</text:span><text:span text:style-name="T19">C,</text:span><text:span text:style-name="T18">B</text:span><text:span text:style-name="T20">R</text:span><text:span text:style-name="T19">) </text:span></text:p>
      <text:p text:style-name="P5"/>
      <text:p text:style-name="P53"/>
      <text:p text:style-name="P53"/>
      <text:p text:style-name="P53"/>
      <text:p text:style-name="P53"/>
      <text:p text:style-name="P53"><text:soft-page-break/></text:p>
      <text:p text:style-name="P53">5. Modelo Relacional Definitivo</text:p>
      <text:p text:style-name="P53"/>
      <text:p text:style-name="P11">Productos (<text:span text:style-name="T7">#id,</text:span><text:span text:style-name="T13"> precio, descripcion, categoria)</text:span></text:p>
      <text:p text:style-name="P37"/>
      <text:p text:style-name="P11"><text:span text:style-name="T13">Pedidos (</text:span><text:span text:style-name="T7">#id,</text:span><text:span text:style-name="T13"> </text:span><text:span text:style-name="T25">id_cliente,</text:span><text:span text:style-name="T16"> importe, fecha, hora</text:span><text:span text:style-name="T13">)</text:span></text:p>
      <text:p text:style-name="P11"><text:span text:style-name="T13"><text:s text:c="7"/></text:span><text:span text:style-name="T14">id_cliente → Clientes(MC,B</text:span><text:span text:style-name="T17">N</text:span><text:span text:style-name="T14">)</text:span></text:p>
      <text:p text:style-name="P46"/>
      <text:p text:style-name="P15"><text:span text:style-name="T13">Motos (</text:span><text:span text:style-name="T7">#id</text:span><text:span text:style-name="T13">, antigüedad, modelo, marca, cilindrada, </text:span><text:span text:style-name="T11">matricula</text:span><text:span text:style-name="T13">)</text:span></text:p>
      <text:p text:style-name="P41"/>
      <text:p text:style-name="P15"><text:span text:style-name="T13">Clientes (</text:span><text:span text:style-name="T7">#id</text:span><text:span text:style-name="T13">, nombre, apellidos, </text:span><text:span text:style-name="T11">tel</text:span><text:span text:style-name="T13">)</text:span></text:p>
      <text:p text:style-name="P41"/>
      <text:p text:style-name="P19"><text:span text:style-name="T13">Direccion</text:span><text:span text:style-name="T15">es</text:span><text:span text:style-name="T13">_envioclientes (</text:span><text:span text:style-name="T8">#id_cliente,</text:span><text:span text:style-name="T14"> </text:span><text:span text:style-name="T8">direccion_envio</text:span><text:span text:style-name="T14">)</text:span></text:p>
      <text:p text:style-name="P46"><text:s text:c="7"/>id_cliente → Clientes(MC,BC)</text:p>
      <text:p text:style-name="P46"/>
      <text:p text:style-name="P23"><text:span text:style-name="T14">R</text:span><text:span text:style-name="T13">epartidores (</text:span><text:span text:style-name="T7">#id</text:span><text:span text:style-name="T13">, nombre, apellidos, </text:span><text:span text:style-name="T11">dni</text:span><text:span text:style-name="T13">, email, edad-d, fecha_nac)</text:span></text:p>
      <text:p text:style-name="P26"><text:span text:style-name="T13">Telefonos_repartidores (</text:span><text:span text:style-name="T7">#id_repartidor</text:span><text:span text:style-name="T13">, </text:span><text:span text:style-name="T7">#telefono</text:span><text:span text:style-name="T13">)</text:span></text:p>
      <text:p text:style-name="P49"><text:s text:c="7"/>id_repartidor → Repartidores</text:p>
      <text:p text:style-name="P46"><text:s text:c="8"/></text:p>
      <text:p text:style-name="P29">Forma (<text:span text:style-name="T7">#id_pedido,</text:span><text:span text:style-name="T13"> </text:span><text:span text:style-name="T7">#id_producto</text:span><text:span text:style-name="T13">, cantidad, precio)</text:span></text:p>
      <text:p text:style-name="P5"><text:s text:c="9"/><text:span text:style-name="T3">i</text:span><text:span text:style-name="T4">d_</text:span><text:span text:style-name="T5">pedido</text:span><text:span text:style-name="T4"> → </text:span><text:span text:style-name="T5">Pedidos</text:span><text:span text:style-name="T4">(</text:span><text:span text:style-name="T3">M</text:span><text:span text:style-name="T4">C,</text:span><text:span text:style-name="T3">B</text:span><text:span text:style-name="T6">R</text:span><text:span text:style-name="T4">) </text:span></text:p>
      <text:p text:style-name="P32"><text:span text:style-name="T19"><text:s text:c="7"/></text:span><text:span text:style-name="T18">i</text:span><text:span text:style-name="T19">d_</text:span><text:span text:style-name="T21">producto</text:span><text:span text:style-name="T19"> → </text:span><text:span text:style-name="T21">Productos</text:span><text:span text:style-name="T19">(</text:span><text:span text:style-name="T18">M</text:span><text:span text:style-name="T19">C,</text:span><text:span text:style-name="T18">B</text:span><text:span text:style-name="T20">R</text:span><text:span text:style-name="T19">) </text:span></text:p>
      <text:p text:style-name="P32"><text:span text:style-name="T19">Impartir(</text:span><text:span text:style-name="T9">#id_</text:span><text:span text:style-name="T10">repartidor</text:span><text:span text:style-name="T9">, #id_</text:span><text:span text:style-name="T10">pedido</text:span><text:span text:style-name="T19">, </text:span><text:span text:style-name="T26">id_</text:span><text:span text:style-name="T27">moto</text:span><text:span text:style-name="T19">) </text:span></text:p>
      <text:p text:style-name="P32"><text:span text:style-name="T23">i</text:span><text:span text:style-name="T19">d_</text:span><text:span text:style-name="T23">repartidor</text:span><text:span text:style-name="T19"> -&gt; </text:span><text:span text:style-name="T24">Repartidores</text:span><text:span text:style-name="T19">(BR, MC) </text:span></text:p>
      <text:p text:style-name="P32"><text:span text:style-name="T23">i</text:span><text:span text:style-name="T19">d_</text:span><text:span text:style-name="T23">pedido</text:span><text:span text:style-name="T19"> -&gt; </text:span><text:span text:style-name="T24">Pedidos</text:span><text:span text:style-name="T19">(BR,MC) </text:span></text:p>
      <text:p text:style-name="P32"><text:span text:style-name="T23">i</text:span><text:span text:style-name="T19">d_</text:span><text:span text:style-name="T23">moto</text:span><text:span text:style-name="T19"> -&gt; </text:span><text:span text:style-name="T24">Motos</text:span><text:span text:style-name="T19">(BR,MC)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6T11:57:08.436000000</meta:creation-date>
    <dc:date>2023-12-12T10:47:10.907000000</dc:date>
    <meta:editing-duration>PT35M56S</meta:editing-duration>
    <meta:editing-cycles>13</meta:editing-cycles>
    <meta:generator>LibreOffice/7.5.6.2$Windows_X86_64 LibreOffice_project/f654817fb68d6d4600d7d2f6b647e47729f55f15</meta:generator>
    <meta:document-statistic meta:table-count="0" meta:image-count="0" meta:object-count="0" meta:page-count="5" meta:paragraph-count="75" meta:word-count="296" meta:character-count="3028" meta:non-whitespace-character-count="2595"/>
  </office:meta>
</office:document-meta>
</file>